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f162" officeooo:paragraph-rsid="000ff162"/>
    </style:style>
    <style:style style:name="P2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3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12639f"/>
    </style:style>
    <style:style style:name="P4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145d49"/>
    </style:style>
    <style:style style:name="P5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0ff162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145d49" style:font-weight-asian="bold" style:font-weight-complex="bold"/>
    </style:style>
    <style:style style:name="P7" style:family="paragraph" style:parent-style-name="Standard">
      <style:text-properties fo:font-weight="bold" officeooo:rsid="000ff162" officeooo:paragraph-rsid="000ff162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11c6b0" officeooo:paragraph-rsid="0011c6b0"/>
    </style:style>
    <style:style style:name="P9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1c6b0" officeooo:paragraph-rsid="0011c6b0"/>
    </style:style>
    <style:style style:name="P10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1c6b0" officeooo:paragraph-rsid="0017e389"/>
    </style:style>
    <style:style style:name="P11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2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a272a" officeooo:paragraph-rsid="001a272a"/>
    </style:style>
    <style:style style:name="P13" style:family="paragraph" style:parent-style-name="Standard">
      <style:paragraph-properties fo:break-before="page">
        <style:tab-stops>
          <style:tab-stop style:position="0.6862in"/>
        </style:tab-stops>
      </style:paragraph-properties>
      <style:text-properties officeooo:rsid="000ff162" officeooo:paragraph-rsid="00145d49"/>
    </style:style>
    <style:style style:name="P14" style:family="paragraph" style:parent-style-name="Standard" style:list-style-name="L1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5" style:family="paragraph" style:parent-style-name="Standard" style:list-style-name="L4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6" style:family="paragraph" style:parent-style-name="Standard" style:list-style-name="L5">
      <style:paragraph-properties>
        <style:tab-stops>
          <style:tab-stop style:position="0.6862in"/>
        </style:tab-stops>
      </style:paragraph-properties>
      <style:text-properties officeooo:rsid="00145d49" officeooo:paragraph-rsid="00145d49"/>
    </style:style>
    <style:style style:name="P17" style:family="paragraph" style:parent-style-name="Standard" style:list-style-name="L1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18" style:family="paragraph" style:parent-style-name="Standard" style:list-style-name="L2">
      <style:paragraph-properties>
        <style:tab-stops>
          <style:tab-stop style:position="0.6862in"/>
        </style:tab-stops>
      </style:paragraph-properties>
      <style:text-properties officeooo:rsid="000ff162" officeooo:paragraph-rsid="000ff162"/>
    </style:style>
    <style:style style:name="P19" style:family="paragraph" style:parent-style-name="Standard">
      <style:paragraph-properties>
        <style:tab-stops>
          <style:tab-stop style:position="0.6862in"/>
        </style:tab-stops>
      </style:paragraph-properties>
      <style:text-properties officeooo:rsid="000ff162" officeooo:paragraph-rsid="00145d49"/>
    </style:style>
    <style:style style:name="P20" style:family="paragraph" style:parent-style-name="Standard" style:list-style-name="L3">
      <style:paragraph-properties>
        <style:tab-stops>
          <style:tab-stop style:position="0.6862in"/>
        </style:tab-stops>
      </style:paragraph-properties>
      <style:text-properties officeooo:rsid="0011c6b0" officeooo:paragraph-rsid="0011c6b0"/>
    </style:style>
    <style:style style:name="P21" style:family="paragraph" style:parent-style-name="Standard">
      <style:paragraph-properties>
        <style:tab-stops>
          <style:tab-stop style:position="0.6862in"/>
        </style:tab-stops>
      </style:paragraph-properties>
      <style:text-properties fo:font-weight="bold" officeooo:rsid="000ff162" officeooo:paragraph-rsid="00145d49" style:font-weight-asian="bold" style:font-weight-complex="bold"/>
    </style:style>
    <style:style style:name="P22" style:family="paragraph" style:parent-style-name="Standard" style:list-style-name="L4">
      <style:paragraph-properties>
        <style:tab-stops>
          <style:tab-stop style:position="0.6862in"/>
        </style:tab-stops>
      </style:paragraph-properties>
      <style:text-properties officeooo:rsid="001526df" officeooo:paragraph-rsid="001526df"/>
    </style:style>
    <style:style style:name="P23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526df" officeooo:paragraph-rsid="00145d49"/>
    </style:style>
    <style:style style:name="P24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7e389" officeooo:paragraph-rsid="0017e389"/>
    </style:style>
    <style:style style:name="P25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7e389" officeooo:paragraph-rsid="0018e207"/>
    </style:style>
    <style:style style:name="P26" style:family="paragraph" style:parent-style-name="Standard" style:list-style-name="L6">
      <style:paragraph-properties>
        <style:tab-stops>
          <style:tab-stop style:position="0.6862in"/>
        </style:tab-stops>
      </style:paragraph-properties>
      <style:text-properties officeooo:rsid="001a272a" officeooo:paragraph-rsid="001a272a"/>
    </style:style>
    <style:style style:name="P27" style:family="paragraph" style:parent-style-name="Standard">
      <style:paragraph-properties>
        <style:tab-stops>
          <style:tab-stop style:position="0.25in"/>
          <style:tab-stop style:position="0.6862in"/>
        </style:tab-stops>
      </style:paragraph-properties>
      <style:text-properties officeooo:rsid="001c7c0e" officeooo:paragraph-rsid="001c7c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639f"/>
    </style:style>
    <style:style style:name="T3" style:family="text">
      <style:text-properties officeooo:rsid="0017e389"/>
    </style:style>
    <style:style style:name="T4" style:family="text">
      <style:text-properties officeooo:rsid="001a272a"/>
    </style:style>
    <style:style style:name="T5" style:family="text">
      <style:text-properties officeooo:rsid="001ae3c8"/>
    </style:style>
    <style:style style:name="T6" style:family="text">
      <style:text-properties officeooo:rsid="001b52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3.1) User Story:</text:p>
      <text:p text:style-name="P1">“Ich, als potenzieller Nutzer, kann mich mittels Nutzername, Passwort und <text:s/>Email Adresse registrieren”.</text:p>
      <text:p text:style-name="P1"/>
      <text:p text:style-name="P7">3.2) Use Case:</text:p>
      <text:p text:style-name="P2">Titel: <text:tab/>Gruppe erstellen</text:p>
      <text:p text:style-name="P2">Akteur: <text:tab/><text:span text:style-name="T2">Potentieller </text:span>Nutzer</text:p>
      <text:p text:style-name="P2">Ziel: <text:tab/>Erstellung einer neuen Lerngruppe</text:p>
      <text:p text:style-name="P2"/>
      <text:p text:style-name="P5">Auslöser:</text:p>
      <text:p text:style-name="P2">Ein Nutzer möchte eine neue Gruppe eröffnen.</text:p>
      <text:p text:style-name="P2"/>
      <text:p text:style-name="P5">Vorbedingung:</text:p>
      <text:list xml:id="list7377764302950018471" text:style-name="L1">
        <text:list-item>
          <text:p text:style-name="P14">Nutzer ist eingeloggt.</text:p>
        </text:list-item>
        <text:list-item>
          <text:p text:style-name="P17">Gruppenname ist dem System nicht benannt.</text:p>
        </text:list-item>
      </text:list>
      <text:p text:style-name="P2"/>
      <text:p text:style-name="P5">Nachbedingung:</text:p>
      <text:list xml:id="list1316452603020577483" text:style-name="L2">
        <text:list-item>
          <text:p text:style-name="P18">Der Nutzer ist Moderator der Gruppe.</text:p>
        </text:list-item>
        <text:list-item>
          <text:p text:style-name="P18">Die Gruppe existiert.</text:p>
        </text:list-item>
      </text:list>
      <text:p text:style-name="P2"/>
      <text:p text:style-name="P5">Erfolgsszenario:</text:p>
      <text:list xml:id="list5315540730663403842" text:style-name="L3">
        <text:list-item>
          <text:p text:style-name="P20">Nutzer ruft den Gruppe erstellen Dialog auf.</text:p>
        </text:list-item>
        <text:list-item>
          <text:p text:style-name="P20">System fordert Eingabe für Gruppenname und Passwort.</text:p>
        </text:list-item>
        <text:list-item>
          <text:p text:style-name="P20">Nutzer gibt Gruppenname und Passwort ein und bestätigt <text:span text:style-name="T6">die Eingabe</text:span>.</text:p>
        </text:list-item>
        <text:list-item>
          <text:p text:style-name="P20">System überprüft Passwortlänge und Gruppennamelänge.</text:p>
        </text:list-item>
        <text:list-item>
          <text:p text:style-name="P20">System erstellt Gruppe.</text:p>
        </text:list-item>
        <text:list-item>
          <text:p text:style-name="P20">System informiert den Nutzer über die erfolgreiche Erstellung.</text:p>
        </text:list-item>
      </text:list>
      <text:p text:style-name="P8"/>
      <text:p text:style-name="P5">Fehlerfälle:</text:p>
      <text:p text:style-name="P9">4) <text:tab/>Passwort <text:span text:style-name="T3">oder Name </text:span>ist nicht drei Zeichen lang</text:p>
      <text:p text:style-name="P9"><text:tab/><text:span text:style-name="T3">Der Nutzer wird aufgefordert ein anderes Passwort oder anderen Namen zu wählen. Zurück zu <text:tab/>Punkt 3.</text:span></text:p>
      <text:p text:style-name="P13"><text:span text:style-name="T1">Titel:</text:span> <text:tab/><text:span text:style-name="T3">Textfrage erstellen</text:span></text:p>
      <text:p text:style-name="P4"><text:span text:style-name="T1">Akteur:</text:span> <text:tab/>Nutzer</text:p>
      <text:p text:style-name="P3"><text:span text:style-name="T1">Ziel:</text:span> <text:tab/><text:span text:style-name="T3">Textfrage in eine Gruppe eintragen</text:span></text:p>
      <text:p text:style-name="P3"/>
      <text:p text:style-name="P6">Auslöser:</text:p>
      <text:p text:style-name="P11">Der Nutzer möchte eine <text:span text:style-name="T3">Textf</text:span>rage für eine Gruppe erstellen.</text:p>
      <text:p text:style-name="P4"/>
      <text:p text:style-name="P6">Vorbedingung:</text:p>
      <text:list xml:id="list8416777663451668013" text:style-name="L4">
        <text:list-item>
          <text:p text:style-name="P15">Der Nutzer ist eingeloggt.</text:p>
        </text:list-item>
        <text:list-item>
          <text:p text:style-name="P22">Der Nutzer befindet sich auf der Gruppeseite.</text:p>
        </text:list-item>
      </text:list>
      <text:p text:style-name="P4"/>
      <text:p text:style-name="P6">Nachbedingung:</text:p>
      <text:list xml:id="list4410091052098656220" text:style-name="L5">
        <text:list-item>
          <text:p text:style-name="P16">Die Frage wurde in die Gruppe eingetragen.</text:p>
        </text:list-item>
      </text:list>
      <text:p text:style-name="P4"/>
      <text:p text:style-name="P4"><text:span text:style-name="T1">Erfolgsszenario:</text:span></text:p>
      <text:list xml:id="list2420707233281956719" text:style-name="L6">
        <text:list-item>
          <text:p text:style-name="P23">Nutzer wählt “Textfrage hinzufügen”.</text:p>
        </text:list-item>
        <text:list-item>
          <text:p text:style-name="P24">Nutzer gibt Frage und die Antwortmöglichkeiten ein.</text:p>
        </text:list-item>
        <text:list-item>
          <text:p text:style-name="P25">System überprüft <text:span text:style-name="T4">die Frage und die Antwortmöglichkeiten.</text:span></text:p>
        </text:list-item>
        <text:list-item>
          <text:p text:style-name="P26">System erstellt die Frage.</text:p>
        </text:list-item>
        <text:list-item>
          <text:p text:style-name="P24">Nutzer erhält Erfolgsbestätigung.</text:p>
        </text:list-item>
      </text:list>
      <text:p text:style-name="P11"/>
      <text:p text:style-name="P6">Fehlerfälle:</text:p>
      <text:p text:style-name="P10"><text:span text:style-name="T4">4</text:span>) <text:tab/><text:span text:style-name="T3">Frage oder Antwortmöglichkeiten sind leer.</text:span></text:p>
      <text:p text:style-name="P10"><text:tab/><text:span text:style-name="T4">Entweder die Frage oder die Antwortmöglichkeiten sind leer. Der Nutzer wird aufgefordert seine <text:tab/>Eingabe zu korrigieren. Zurück zu Punkt 3.</text:span></text:p>
      <text:p text:style-name="P12">4)<text:tab/>Frage oder Antwortmöglichkeiten enthalten ungültige Wörter.</text:p>
      <text:p text:style-name="P12"><text:tab/>Der Nutzer wird aufgefordert die Mängel seiner Frage zu korrigieren. Zurück zu Punkt 3.</text:p>
      <text:p text:style-name="P27">4)<text:tab/>Es sind nicht vier Fragen vorhanden.</text:p>
      <text:p text:style-name="P27"><text:tab/>Der Nutzer wird aufgefordert seine Antworten zu korregier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8T14:30:30.208201338</meta:creation-date>
    <dc:date>2014-11-28T18:42:43.894603579</dc:date>
    <meta:editing-duration>PT2H30M7S</meta:editing-duration>
    <meta:editing-cycles>14</meta:editing-cycles>
    <meta:generator>LibreOffice/4.3.4.1$Linux_X86_64 LibreOffice_project/430m0$Build-1</meta:generator>
    <meta:document-statistic meta:table-count="0" meta:image-count="0" meta:object-count="0" meta:page-count="2" meta:paragraph-count="47" meta:word-count="273" meta:character-count="1889" meta:non-whitespace-character-count="1665"/>
  </office:meta>
</office:document-meta>
</file>